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c3c8b" officeooo:paragraph-rsid="001c3c8b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style:text-underline-style="solid" style:text-underline-width="auto" style:text-underline-color="font-color" officeooo:rsid="001c3c8b" officeooo:paragraph-rsid="001c3c8b" style:font-size-asian="9pt" style:font-size-complex="9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10%" fo:text-align="center" style:justify-single-word="false" fo:orphans="0" fo:widows="0"/>
    </style:style>
    <style:style style:name="P8" style:family="paragraph" style:parent-style-name="Standard">
      <style:paragraph-properties fo:line-height="111%" fo:orphans="0" fo:widows="0"/>
    </style:style>
    <style:style style:name="P9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2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officeooo:paragraph-rsid="001a9ee7" style:font-size-asian="12pt" style:font-weight-asian="bold" style:font-size-complex="12pt"/>
    </style:style>
    <style:style style:name="P21" style:family="paragraph" style:parent-style-name="Standard">
      <style:paragraph-properties fo:orphans="0" fo:widows="0"/>
      <style:text-properties fo:font-size="12pt" officeooo:rsid="001e5092" officeooo:paragraph-rsid="001e5092" style:font-size-asian="12pt" style:font-size-complex="12pt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weight="normal" officeooo:rsid="001a9ee7" officeooo:paragraph-rsid="001a9ee7" style:font-weight-asian="normal" style:font-weight-complex="normal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a9ee7" officeooo:paragraph-rsid="001a9ee7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3c8b" officeooo:paragraph-rsid="001c3c8b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3c8b" officeooo:paragraph-rsid="001a9ee7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3c8b" officeooo:paragraph-rsid="001c3c8b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936d8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3c8b" style:font-size-asian="12pt" style:font-size-complex="12pt"/>
    </style:style>
    <style:style style:name="T6" style:family="text">
      <style:text-properties officeooo:rsid="001936d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509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officeooo:rsid="001e509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 table:style-name="Table1.3">
          <table:table-cell table:style-name="Table1.A3" office:value-type="string">
            <text:p text:style-name="P14">Test Case ID: <text:span text:style-name="T8">LandinEval2</text:span></text:p>
          </table:table-cell>
          <table:table-cell table:style-name="Table1.B3" office:value-type="string">
            <text:p text:style-name="P16">Test Designed by: <text:span text:style-name="T6">Luis Pinochet</text:span></text:p>
          </table:table-cell>
        </table:table-row>
        <table:table-row table:style-name="Table1.2">
          <table:table-cell table:style-name="Table1.A4" office:value-type="string">
            <text:p text:style-name="P12">Test Priority (Low/Medium/High): <text:span text:style-name="T10">Medium</text:span></text:p>
          </table:table-cell>
          <table:table-cell table:style-name="Table1.B4" office:value-type="string">
            <text:p text:style-name="P15">Test Designed date: <text:span text:style-name="T8">23/06/19</text:span></text:p>
          </table:table-cell>
        </table:table-row>
        <table:table-row table:style-name="Table1.3">
          <table:table-cell table:style-name="Table1.A5" office:value-type="string">
            <text:p text:style-name="P12">Module Name: <text:span text:style-name="T6">Landing Page de Evaluadores</text:span></text:p>
          </table:table-cell>
          <table:table-cell table:style-name="Table1.B5" office:value-type="string">
            <text:p text:style-name="P15">Test Executed by: </text:p>
          </table:table-cell>
        </table:table-row>
        <table:table-row table:style-name="Table1.3">
          <table:table-cell table:style-name="Table1.A6" office:value-type="string">
            <text:p text:style-name="P12">Test Title: <text:span text:style-name="T6">Requisito 2 Landing page Evaluadores</text:span></text:p>
          </table:table-cell>
          <table:table-cell table:style-name="Table1.B6" office:value-type="string">
            <text:p text:style-name="P15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3"><text:span text:style-name="T7">Description: </text:span><text:span text:style-name="T6">Verificar que es accesible la ficha de evaluación desde <text:s/>el resumen de estas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0"/>
          </table:table-cell>
          <table:table-cell table:style-name="Table1.A9" office:value-type="string">
            <text:p text:style-name="P10"/>
          </table:table-cell>
        </table:table-row>
        <table:table-row table:style-name="Table1.10">
          <table:table-cell table:style-name="Table1.A10" table:number-columns-spanned="2" office:value-type="string">
            <text:p text:style-name="P20">Pre-conditions: </text:p>
            <text:list xml:id="list2846050160" text:style-name="L1">
              <text:list-item>
                <text:p text:style-name="P23">Un usuario <text:s/>evaluador ya cargado con nombre “Evaluador 1”</text:p>
              </text:list-item>
              <text:list-item>
                <text:p text:style-name="P23">Un curso ya ingresado al sistema llamado “Curso 1”</text:p>
              </text:list-item>
              <text:list-item>
                <text:p text:style-name="P22"><text:span text:style-name="T4">Un</text:span><text:span text:style-name="T5">a Rúbrica ya ingresada al sistema llamada “Rubrica 1”</text:span></text:p>
              </text:list-item>
              <text:list-item>
                <text:p text:style-name="P24">Una evaluación llamada “Evaluacion 1 “ asociada a “Evaluador 1”,”Curso 1” Y “Rúbrica 1”</text:p>
              </text:list-item>
              <text:list-item>
                <text:p text:style-name="P24">La vista de Resumen de evaluaciones ya cargada con las evaluaciones del “Evaluador 1” a la vista</text:p>
              </text:list-item>
            </text:list>
            <text:p text:style-name="P26"/>
            <text:list xml:id="list232019239470369" text:continue-numbering="true" text:style-name="L1">
              <text:list-header>
                <text:p text:style-name="P25"/>
              </text:list-header>
            </text:list>
            <text:p text:style-name="P10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5">Dependencies: </text:p>
            <text:p text:style-name="P21">Gestion de rúbricas ,evaluadores y administradores</text:p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9">Step</text:p>
          </table:table-cell>
          <table:table-cell table:style-name="Table2.B1" office:value-type="string">
            <text:p text:style-name="P18">Test Steps</text:p>
          </table:table-cell>
          <table:table-cell table:style-name="Table2.B1" office:value-type="string">
            <text:p text:style-name="P18">Test Data</text:p>
          </table:table-cell>
          <table:table-cell table:style-name="Table2.D1" office:value-type="string">
            <text:p text:style-name="P18">Expected Result</text:p>
          </table:table-cell>
          <table:table-cell table:style-name="Table2.E1" office:value-type="string">
            <text:p text:style-name="P18">Actual Result</text:p>
          </table:table-cell>
          <table:table-cell table:style-name="Table2.F1" office:value-type="string">
            <text:p text:style-name="P18">Status (Pass/Fail)</text:p>
          </table:table-cell>
          <table:table-cell table:style-name="Table2.G1" office:value-type="string">
            <text:p text:style-name="P18">Notes</text:p>
          </table:table-cell>
        </table:table-row>
        <table:table-row table:style-name="Table2.2"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4">Verificar que existe el boton Ver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Existe un boto<text:span text:style-name="T8">n en un lugar lógico e intuitivo</text:span>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4">Verificar que el boton ver </text:p>
            <text:p text:style-name="P4">conduce a ptra página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Se redirigee al usuario a otra página 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Veririficar que se ve la Rúbrica asociada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4">Se vé en la parte inferior </text:p>
            <text:p text:style-name="P4">la “Rúbrica 1” con sus componetes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ext:soft-page-break/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</table:table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7">Dependencies: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23:20:17.188213065</dc:date>
    <meta:editing-duration>PT7M7S</meta:editing-duration>
    <meta:editing-cycles>4</meta:editing-cycles>
    <meta:document-statistic meta:table-count="3" meta:image-count="0" meta:object-count="0" meta:page-count="2" meta:paragraph-count="40" meta:word-count="196" meta:character-count="1183" meta:non-whitespace-character-count="1019"/>
  </office:meta>
</office:document-meta>
</file>